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2" style:family="paragraph" style:parent-style-name="Exo_20_I_29_">
      <style:paragraph-properties fo:break-before="column"/>
    </style:style>
    <style:style style:name="P3" style:family="paragraph" style:parent-style-name="Standard" style:list-style-name="Numbering_20_4"/>
    <style:style style:name="P4" style:family="paragraph" style:parent-style-name="Standard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officeooo:paragraph-rsid="005da3a8"/>
    </style:style>
    <style:style style:name="P5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officeooo:paragraph-rsid="005da3a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5d6949" style:font-size-asian="16pt" style:font-size-complex="16pt"/>
    </style:style>
    <style:style style:name="T3" style:family="text">
      <style:text-properties fo:text-transform="uppercase" style:font-name="Arial" fo:font-size="16pt" fo:font-weight="bold" officeooo:rsid="00448d69" style:font-size-asian="16pt" style:font-weight-asian="bold" style:font-size-complex="16pt" style:font-weight-complex="bold"/>
    </style:style>
    <style:style style:name="T4" style:family="text">
      <style:text-properties fo:text-transform="uppercase" style:font-name="Arial" fo:font-size="16pt" fo:font-weight="bold" officeooo:rsid="005b7622" style:font-size-asian="16pt" style:font-weight-asian="bold" style:font-size-complex="16pt" style:font-weight-complex="bold"/>
    </style:style>
    <style:style style:name="T5" style:family="text">
      <style:text-properties fo:text-transform="uppercase" style:font-name="Arial" fo:font-size="16pt" fo:font-weight="bold" officeooo:rsid="005cc12d" style:font-size-asian="16pt" style:font-weight-asian="bold" style:font-size-complex="16pt" style:font-weight-complex="bold"/>
    </style:style>
    <style:style style:name="T6" style:family="text">
      <style:text-properties fo:text-transform="uppercase" style:font-name="Arial" fo:font-size="16pt" fo:font-weight="bold" officeooo:rsid="005d6949" style:font-size-asian="16pt" style:font-weight-asian="bold" style:font-size-complex="16pt" style:font-weight-complex="bold"/>
    </style:style>
    <style:style style:name="T7" style:family="text">
      <style:text-properties officeooo:rsid="005da3a8"/>
    </style:style>
    <style:style style:name="T8" style:family="text">
      <style:text-properties officeooo:rsid="005f6605"/>
    </style:style>
    <style:style style:name="Sect1" style:family="section">
      <style:section-properties text:dont-balance-text-columns="true" style:editable="false">
        <style:columns fo:column-count="2" fo:column-gap="0.6cm">
          <style:column-sep style:width="0.035cm" style:color="#000000" style:height="100%" style:style="solid"/>
          <style:column style:rel-width="32767*" fo:start-indent="0cm" fo:end-indent="0.3cm"/>
          <style:column style:rel-width="32768*" fo:start-indent="0.3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Probabilités – </text:span><text:span text:style-name="T6">Exercices avec simulations</text:span><text:span text:style-name="T1"><text:tab/></text:span><text:span text:style-name="T4">1</text:span><text:span text:style-name="T5">4</text:span><text:span text:style-name="T1">.</text:span><text:span text:style-name="T2">2</text:span></text:p>
      <text:p text:style-name="P4"><text:span text:style-name="T2"/></text:p>
      <text:p text:style-name="P1"/>
      <text:section text:style-name="Sect1" text:name="Section1">
        <text:list xml:id="list315722303" text:style-name="Numbering_20_4">
          <text:list-item>
            <text:p text:style-name="Exo_20_I_29_">Lancers de dés</text:p>
            <text:list>
              <text:list-item>
                <text:p text:style-name="Exo_20_I_29_">Simuler le lancer de 100 dés et déterminer la fréquence des 1, 2, 3, 4, 5 et 6.<text:line-break/>Ces fréquences sont elles stables et proches de 1/6 ?</text:p>
              </text:list-item>
              <text:list-item>
                <text:p text:style-name="Exo_20_I_29_">Même chose en lançant cette fois ci 10 000 dés. <text:line-break/>Les fréquences obtenues sont elles plus stables et plus proches de 1/6 que dans la question précédente ?</text:p>
              </text:list-item>
            </text:list>
          </text:list-item>
        </text:list>
        <text:p text:style-name="Standard"/>
        <text:p text:style-name="Standard"/>
        <text:list xml:id="list114059004827884" text:continue-numbering="true" text:style-name="Numbering_20_4">
          <text:list-item>
            <text:p text:style-name="Exo_20_I_29_">On lance deux pièces et à chaque fois, on regarde si on a eu pile ou face.</text:p>
            <text:list>
              <text:list-item>
                <text:p text:style-name="P3">Déterminer les 4 issues possibles et en déduire la probabilité d'avoir un pile et une face (peu importe l'ordre)</text:p>
              </text:list-item>
              <text:list-item>
                <text:p text:style-name="P3">Faire une simulation pour vérifier votre calcul.</text:p>
              </text:list-item>
            </text:list>
          </text:list-item>
        </text:list>
        <text:p text:style-name="Standard"/>
        <text:p text:style-name="Standard"/>
        <text:list xml:id="list114059310536813" text:continue-numbering="true" text:style-name="Numbering_20_4">
          <text:list-item>
            <text:p text:style-name="Exo_20_I_29_">Une urne contient 7 boules dont 3 sont blanches et les autres noires. </text:p>
          </text:list-item>
        </text:list>
        <text:p text:style-name="Standard">On tire au hasard une boule, on note sa couleur et on la remet dans l'urne. Puis on recommence une deuxième fois.</text:p>
        <text:list xml:id="list114060694264901" text:continue-numbering="true" text:style-name="Numbering_20_4">
          <text:list-item>
            <text:list>
              <text:list-item>
                <text:p text:style-name="P3">Faire une simulation pour avoir une idée de la probabilité d'obtenir deux boules de la même couleur.</text:p>
              </text:list-item>
              <text:list-item>
                <text:p text:style-name="P3">Pouvez-vous calculer cette probabilité de façon exacte ?</text:p>
              </text:list-item>
            </text:list>
          </text:list-item>
        </text:list>
        <text:p text:style-name="Standard"/>
        <text:p text:style-name="Standard"/>
        <text:list xml:id="list114059149848777" text:continue-numbering="true" text:style-name="Numbering_20_4">
          <text:list-item>
            <text:p text:style-name="Exo_20_I_29_">Pour pouvoir commencer à jouer au jeu des "petits chevaux", on doit faire un total de 6. Pour cela, on peut lancer au choix un seul dé, ou deux dés.</text:p>
            <text:list>
              <text:list-item>
                <text:p text:style-name="P3">Quelle est la probabilité d'obtenir le 6 en lançant un seul dé ?</text:p>
              </text:list-item>
              <text:list-item>
                <text:p text:style-name="P3">Quelle est la probabilité d'obtenir un total de 6 en lançant deux dés ?</text:p>
              </text:list-item>
              <text:list-item>
                <text:p text:style-name="P3">Vérifier cette dernière probabilité en faisant une simulation.</text:p>
              </text:list-item>
              <text:list-item>
                <text:p text:style-name="P3">Et s’il fallait faire un total de 5 ?</text:p>
              </text:list-item>
            </text:list>
          </text:list-item>
        </text:list>
        <text:p text:style-name="Standard"/>
        <text:p text:style-name="Standard"/>
        <text:list xml:id="list114059772251129" text:continue-numbering="true" text:style-name="Numbering_20_4">
          <text:list-item>
            <text:p text:style-name="P2">On lance un dé 6 fois de suite. </text:p>
            <text:list>
              <text:list-item>
                <text:p text:style-name="P3">Qu'est-ce qui est le plus difficile à obtenir : 1, 2, 3, 4, 5, 6 dans cet ordre ou bien 6, 6, 6, 6, 6, 6 ?</text:p>
              </text:list-item>
              <text:list-item>
                <text:p text:style-name="P3">Vérifier en faisant une simulation.</text:p>
              </text:list-item>
            </text:list>
          </text:list-item>
        </text:list>
        <text:p text:style-name="Standard"/>
        <text:list xml:id="list114060437736318" text:continue-numbering="true" text:style-name="Numbering_20_4">
          <text:list-item>
            <text:p text:style-name="Exo_20_I_29_">Équitable ou non ? Le jeu des produits et des sommes.</text:p>
          </text:list-item>
        </text:list>
        <text:p text:style-name="Standard">Jeu des produits :</text:p>
        <text:list xml:id="list114059732855897" text:continue-numbering="true" text:style-name="Numbering_20_4">
          <text:list-item>
            <text:list>
              <text:list-item>
                <text:p text:style-name="P3">À chaque partie, on lance deux dés et on multiplie les chiffres obtenus. Le joueur 1 gagne si le produit est impair. Le joueur 2 gagne si le produit est pair.</text:p>
              </text:list-item>
              <text:list-item>
                <text:p text:style-name="P3">Faire une simulation en utilisant les fonctions EST.PAIR et EST.IMPAIR pour mettre en évidence si le jeu est équitable ou non.</text:p>
              </text:list-item>
              <text:list-item>
                <text:p text:style-name="P3">En énumérant tous les produits possibles de 1×1 à 6×6, calculer la probabilité que chaque joueur gagne. </text:p>
              </text:list-item>
            </text:list>
          </text:list-item>
        </text:list>
        <text:p text:style-name="Standard">Jeu des sommes :</text:p>
        <text:list xml:id="list114059986936022" text:continue-numbering="true" text:style-name="Numbering_20_4">
          <text:list-item>
            <text:list>
              <text:list-item>
                <text:p text:style-name="P3">À chaque partie, on lance deux dés et on ajoute les chiffres obtenus. Le joueur 1 gagne si le produit est impair. Le joueur 2 gagne si le produit est pair.</text:p>
              </text:list-item>
              <text:list-item>
                <text:p text:style-name="P3">Faire une simulation pour mettre en évidence si le jeu est équitable ou non.</text:p>
              </text:list-item>
              <text:list-item>
                <text:p text:style-name="P3">Calculer la probabilité que chaque joueur gagne à ce nouveau jeu.</text:p>
              </text:list-item>
            </text:list>
          </text:list-item>
        </text:list>
        <text:p text:style-name="Standard"/>
        <text:list xml:id="list114059665863182" text:continue-numbering="true" text:style-name="Numbering_20_4">
          <text:list-item>
            <text:p text:style-name="Exo_20_I_29_">Un jeu se joue à <text:span text:style-name="T8">plusieurs</text:span> joueurs avec deux dés. Chaque joueur choisit l’un des nombres de 2 à 12. Deux joueurs n'ont pas le droit de choisir le même nombre. On lance les deux dés et on fait la somme des chiffres.</text:p>
          </text:list-item>
        </text:list>
        <text:p text:style-name="Standard">Si cette somme correspond à l’un des choix des joueurs, ce joueur fait une croix sur sa feuille. Le premier joueur qui a 10 croix a gagné.</text:p>
        <text:list xml:id="list114059011426551" text:continue-numbering="true" text:style-name="Numbering_20_4">
          <text:list-item>
            <text:list>
              <text:list-item>
                <text:p text:style-name="P3">Faire une simulation pour évaluer la fréquence de chaque nombre de 2 à 12. Y a-t-il des choix plus intéressants que d'autres ?</text:p>
              </text:list-item>
              <text:list-item>
                <text:p text:style-name="P3">Déterminer la probabilité d'obtenir un 2 ? un 3 ? un 4 ? un 7 ?</text:p>
              </text:list-item>
            </text:list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style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style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style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style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 style:join-border="tru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space-before="0.635cm" text:min-label-width="0.635cm"/>
      </text:outline-level-style>
      <text:outline-level-style text:level="2" loext:num-list-format="%1%.%2%." style:num-suffix="." style:num-format="I" text:display-levels="2">
        <style:list-level-properties text:min-label-distance="0.381cm"/>
      </text:outline-level-style>
      <text:outline-level-style text:level="3" loext:num-list-format="%3%." style:num-suffix="." style:num-format="1">
        <style:list-level-properties text:space-before="1.905cm" text:min-label-width="0.635cm"/>
      </text:outline-level-style>
      <text:outline-level-style text:level="4" loext:num-list-format="%4%." style:num-suffix="." style:num-format="1">
        <style:list-level-properties text:space-before="2.54cm" text:min-label-width="0.635cm"/>
      </text:outline-level-style>
      <text:outline-level-style text:level="5" loext:num-list-format="%5%." style:num-suffix="." style:num-format="1">
        <style:list-level-properties text:space-before="3.175cm" text:min-label-width="0.635cm"/>
      </text:outline-level-style>
      <text:outline-level-style text:level="6" loext:num-list-format="%6%." style:num-suffix="." style:num-format="1">
        <style:list-level-properties text:space-before="3.81cm" text:min-label-width="0.635cm"/>
      </text:outline-level-style>
      <text:outline-level-style text:level="7" loext:num-list-format="%7%." style:num-suffix="." style:num-format="1">
        <style:list-level-properties text:space-before="4.445cm" text:min-label-width="0.635cm"/>
      </text:outline-level-style>
      <text:outline-level-style text:level="8" loext:num-list-format="%8%." style:num-suffix="." style:num-format="1">
        <style:list-level-properties text:space-before="5.08cm" text:min-label-width="0.635cm"/>
      </text:outline-level-style>
      <text:outline-level-style text:level="9" loext:num-list-format="%9%." style:num-suffix="." style:num-format="1">
        <style:list-level-properties text:space-before="5.715cm" text:min-label-width="0.635cm"/>
      </text:outline-level-style>
      <text:outline-level-style text:level="10" loext:num-list-format="%10%.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499cm"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number text:level="3" text:style-name="Numbering_20_Symbols" loext:num-list-format="%3%)" style:num-suffix=")" style:num-format="1">
        <style:list-level-properties text:min-label-width="0.499cm"/>
      </text:list-level-style-number>
      <text:list-level-style-number text:level="4" text:style-name="Numbering_20_Symbols" loext:num-list-format="%4%)" style:num-suffix=")" style:num-format="1">
        <style:list-level-properties text:min-label-width="0.499cm"/>
      </text:list-level-style-number>
      <text:list-level-style-number text:level="5" text:style-name="Numbering_20_Symbols" loext:num-list-format="%5%)" style:num-suffix=")" style:num-format="1">
        <style:list-level-properties text:min-label-width="0.499cm"/>
      </text:list-level-style-number>
      <text:list-level-style-number text:level="6" text:style-name="Numbering_20_Symbols" loext:num-list-format="%6%)" style:num-suffix=")" style:num-format="1">
        <style:list-level-properties text:min-label-width="0.499cm"/>
      </text:list-level-style-number>
      <text:list-level-style-number text:level="7" text:style-name="Numbering_20_Symbols" loext:num-list-format="%7%)" style:num-suffix=")" style:num-format="1">
        <style:list-level-properties text:min-label-width="0.499cm"/>
      </text:list-level-style-number>
      <text:list-level-style-number text:level="8" text:style-name="Numbering_20_Symbols" loext:num-list-format="%8%)" style:num-suffix=")" style:num-format="1">
        <style:list-level-properties text:min-label-width="0.499cm"/>
      </text:list-level-style-number>
      <text:list-level-style-number text:level="9" text:style-name="Numbering_20_Symbols" loext:num-list-format="%9%)" style:num-suffix=")" style:num-format="1">
        <style:list-level-properties text:min-label-width="0.499cm"/>
      </text:list-level-style-number>
      <text:list-level-style-number text:level="10" text:style-name="Numbering_20_Symbols" loext:num-list-format="%10%)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01cm"/>
      </text:list-level-style-number>
      <text:list-level-style-number text:level="2" text:style-name="Numbering_20_Symbols" loext:num-list-format="%2%)" style:num-suffix=")" style:num-format="a">
        <style:list-level-properties text:min-label-width="0.4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width="0.4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width="0.4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width="0.4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width="0.4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width="0.4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width="0.4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width="0.4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499cm" text:min-label-distance="0.101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5f_20_5f_Symbols" loext:num-list-format="%1%)" style:num-suffix=")" style:num-format="I">
        <style:list-level-properties text:min-label-width="0.499cm"/>
      </text:list-level-style-number>
      <text:list-level-style-number text:level="2" text:style-name="Numbering_5f_20_5f_Symbols" loext:num-list-format="%2%)" style:num-suffix=")" style:num-format="1">
        <style:list-level-properties text:space-before="0.499cm" text:min-label-width="0.499cm"/>
      </text:list-level-style-number>
      <text:list-level-style-bullet text:level="3" text:style-name="Bullet_5f_20_5f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FONTANET</meta:initial-creator>
    <meta:creation-date>2006-09-10T11:53:40</meta:creation-date>
    <dc:date>2024-08-14T11:40:58.283603308</dc:date>
    <meta:print-date>2018-01-20T22:19:45.572000000</meta:print-date>
    <dc:language>fr-FR</dc:language>
    <meta:editing-cycles>198</meta:editing-cycles>
    <meta:editing-duration>P1DT23H41M49S</meta:editing-duration>
    <meta:document-statistic meta:table-count="0" meta:image-count="0" meta:object-count="0" meta:page-count="1" meta:paragraph-count="32" meta:word-count="561" meta:character-count="2847" meta:non-whitespace-character-count="2340"/>
    <meta:user-defined meta:name="Info 1"/>
    <meta:user-defined meta:name="Info 2"/>
    <meta:user-defined meta:name="Info 3"/>
    <meta:user-defined meta:name="Info 4"/>
  </office:meta>
</office:document-meta>
</file>